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0" draw:style-name="gr2" draw:text-style-name="P2" draw:layer="layout" svg:width="6.5cm" svg:height="0.5cm" svg:x="5.6cm" svg:y="5.6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2" draw:layer="layout" svg:width="6.5cm" svg:height="0.5cm" svg:x="5.6cm" svg:y="6.4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2" draw:layer="layout" svg:width="6.5cm" svg:height="0.5cm" svg:x="5.6cm" svg:y="7.2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4" draw:layer="layout" svg:width="3.5cm" svg:height="0.75cm" svg:x="1cm" svg:y="5.4cm">
          <draw:text-box>
            <text:p><text:span text:style-name="T3">&lt;prenom&gt; &lt;nom&gt;</text:span></text:p>
          </draw:text-box>
        </draw:frame>
        <draw:frame draw:name="titre" draw:style-name="gr8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cm" svg:x2="12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21T10:45:41</meta:creation-date>
    <dc:date>2009-03-23T14:05:09.46</dc:date>
    <meta:editing-duration>PT23H58M56S</meta:editing-duration>
    <meta:editing-cycles>26</meta:editing-cycles>
    <meta:generator>OpenOffice.org/3.0$Win32 OpenOffice.org_project/300m15$Build-9379</meta:generator>
    <dc:title>Planning détaillé</dc:title>
    <meta:document-statistic meta:object-count="10"/>
    <meta:user-defined meta:name="Info 1">Gertrude</meta:user-defined>
    <meta:user-defined meta:name="Info 2"/>
    <meta:user-defined meta:name="Info 3"/>
    <meta:user-defined meta:name="Info 4"/>
  </office:meta>
</office:document-meta>
</file>